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3be" officeooo:paragraph-rsid="0004c3be"/>
    </style:style>
    <style:style style:name="P2" style:family="paragraph" style:parent-style-name="Standard">
      <style:paragraph-properties fo:text-align="center" style:justify-single-word="false"/>
      <style:text-properties officeooo:rsid="0004c3be" officeooo:paragraph-rsid="0004c3b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4c3be" officeooo:paragraph-rsid="0004c3b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04c3be" officeooo:paragraph-rsid="0004c3be" style:font-size-asian="9.60000038146973pt" style:font-weight-asian="normal" style:font-size-complex="11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bén Comerón Galán</text:p>
      <text:p text:style-name="P2"/>
      <text:p text:style-name="P3"/>
      <text:p text:style-name="P3">Sesión 8 Sumador-restador</text:p>
      <text:p text:style-name="P4"/>
      <text:p text:style-name="P4"/>
      <text:p text:style-name="P4">El código para el sumador restador es:</text:p>
      <text:p text:style-name="P4"/>
      <text:p text:style-name="P4">ENTITY SUMADOR_RESTADOR IS</text:p>
      <text:p text:style-name="P4"><text:tab/>GENERIC(c: INTEGER:=4);</text:p>
      <text:p text:style-name="P4"><text:tab/>PORT(X, Y: IN BIT_VECTOR(c-1 DOWNTO 0); SUMA_RESTA: IN BIT; R: OUT BIT_VECTOR(c-1 DOWNTO 0); AC, DES, SIG, CERO: OUT BIT);</text:p>
      <text:p text:style-name="P4">END SUMADOR_RESTADOR;</text:p>
      <text:p text:style-name="P4"/>
      <text:p text:style-name="P4">ARCHITECTURE estructural OF SUMADOR_RESTADOR IS</text:p>
      <text:p text:style-name="P4"><text:tab/>COMPONENT RCA IS</text:p>
      <text:p text:style-name="P4"><text:tab/><text:tab/>GENERIC (c: INTEGER:=2);</text:p>
      <text:p text:style-name="P4"><text:tab/><text:tab/>PORT(x_in, y_in: IN BIT_VECTOR(c-1 downto 0); c_in: IN BIT; sal, c_out: OUT BIT_VECTOR(c-1 downto 0));</text:p>
      <text:p text:style-name="P4"><text:tab/>END COMPONENT;</text:p>
      <text:p text:style-name="P4"><text:tab/>COMPONENT NEG_C2 IS</text:p>
      <text:p text:style-name="P4"><text:tab/><text:tab/>GENERIC(n:INTEGER :=4);</text:p>
      <text:p text:style-name="P4"><text:tab/><text:tab/>PORT(x: IN BIT_VECTOR(n-1 DOWNTO 0); e: IN BIT; r: OUT BIT_VECTOR(n-1 DOWNTO 0); des: OUT BIT);</text:p>
      <text:p text:style-name="P4"><text:tab/>END COMPONENT;</text:p>
      <text:p text:style-name="P4"><text:tab/>COMPONENT or2 IS</text:p>
      <text:p text:style-name="P4"><text:tab/><text:tab/>GENERIC (retardo: TIME:= 1 ns);</text:p>
      <text:p text:style-name="P4"><text:tab/><text:tab/>PORT (e1, e2: IN BIT; sal: OUT BIT);</text:p>
      <text:p text:style-name="P4"><text:tab/>END COMPONENT;</text:p>
      <text:p text:style-name="P4"><text:tab/>COMPONENT xor2 IS</text:p>
      <text:p text:style-name="P4"><text:tab/><text:tab/>GENERIC (retardo: TIME:= 3 ns);</text:p>
      <text:p text:style-name="P4"><text:tab/><text:tab/>PORT (e1, e2: IN BIT; sal: OUT BIT);</text:p>
      <text:p text:style-name="P4"><text:tab/>END COMPONENT;</text:p>
      <text:p text:style-name="P4"><text:tab/>COMPONENT not2 IS</text:p>
      <text:p text:style-name="P4"><text:tab/><text:tab/>GENERIC (retardo: TIME:= 1 ns);</text:p>
      <text:p text:style-name="P4"><text:tab/><text:tab/>PORT (e: IN BIT; sal: OUT BIT);</text:p>
      <text:p text:style-name="P4"><text:tab/>END COMPONENT;</text:p>
      <text:p text:style-name="P4"><text:tab/></text:p>
      <text:p text:style-name="P4"><text:tab/>FOR ALL: RCA USE ENTITY WORK.RCA(estructural);</text:p>
      <text:p text:style-name="P4"><text:tab/>FOR ALL: NEG_C2 USE ENTITY WORK.NEG_C2(estructural);</text:p>
      <text:p text:style-name="P4"><text:tab/>FOR ALL: or2 USE ENTITY WORK.or2(estructural);</text:p>
      <text:p text:style-name="P4"><text:tab/>FOR ALL: xor2 USE ENTITY WORK.xor2(comportamiento);</text:p>
      <text:p text:style-name="P4"><text:tab/>FOR ALL: not2 USE ENTITY WORK.not2(comportamiento);</text:p>
      <text:p text:style-name="P4"><text:tab/></text:p>
      <text:p text:style-name="P4"><text:tab/>CONSTANT TAMANO_PALABRA: INTEGER:=4;</text:p>
      <text:p text:style-name="P4"><text:tab/>SIGNAL Y_SIGNED, R_aux, C_out, det_0: BIT_VECTOR(c-1 DOWNTO 0);</text:p>
      <text:p text:style-name="P4"><text:tab/>SIGNAL Des_cambio_signo: BIT;</text:p>
      <text:p text:style-name="P4">BEGIN</text:p>
      <text:p text:style-name="P4"><text:tab/>negador: NEG_C2 PORT MAP(Y, SUMA_RESTA, Y_SIGNED, Des_cambio_signo);</text:p>
      <text:p text:style-name="P4"><text:tab/>componente: RCA PORT MAP(X, Y_SIGNED, SUMA_RESTA, R_aux, C_out);</text:p>
      <text:p text:style-name="P4"><text:tab/>G: FOR I IN 0 TO TAMANO_PALABRA-2 GENERATE</text:p>
      <text:p text:style-name="P4"><text:tab/><text:tab/>primero: IF I=0 GENERATE</text:p>
      <text:p text:style-name="P4"><text:tab/><text:tab/><text:tab/>detector_0: or2 PORT MAP(R_aux(i), R_aux(i+1), det_0(i));</text:p>
      <text:p text:style-name="P4"><text:tab/><text:tab/>END GENERATE;</text:p>
      <text:p text:style-name="P4"><text:tab/><text:tab/>siguientes: IF I&gt;0 AND I&lt;TAMANO_PALABRA-1 GENERATE</text:p>
      <text:p text:style-name="P4"><text:tab/><text:tab/><text:tab/>detect_0: or2 PORT MAP(det_0(i-1), R_aux(i+1), det_0(i));</text:p>
      <text:p text:style-name="P4"><text:soft-page-break/><text:tab/><text:tab/>END GENERATE;</text:p>
      <text:p text:style-name="P4"><text:tab/>END GENERATE;</text:p>
      <text:p text:style-name="P4"><text:tab/>deteccion_0: not2 PORT MAP(det_0(TAMANO_PALABRA-2), CERO);</text:p>
      <text:p text:style-name="P4"><text:tab/>SIG&lt;=R_aux(TAMANO_PALABRA-1);</text:p>
      <text:p text:style-name="P4"><text:tab/>desbordamiento: xor2 PORT MAP(C_out(TAMANO_PALABRA-1), C_out(TAMANO_PALABRA-2), DES);</text:p>
      <text:p text:style-name="P4"><text:tab/>acarreo: xor2 PORT MAP(SUMA_RESTA, C_out(TAMANO_PALABRA-1), AC);</text:p>
      <text:p text:style-name="P4"><text:tab/></text:p>
      <text:p text:style-name="P4">END ARCHITECTURE;</text:p>
      <text:p text:style-name="P4"/>
      <text:p text:style-name="P4"/>
      <text:p text:style-name="P4"/>
      <text:p text:style-name="P4">El código para su test-bench es:</text:p>
      <text:p text:style-name="P4"/>
      <text:p text:style-name="P4">ENTITY tb_sumador_restador IS</text:p>
      <text:p text:style-name="P4">END tb_sumador_restador;</text:p>
      <text:p text:style-name="P4"/>
      <text:p text:style-name="P4">ARCHITECTURE estructural OF tb_sumador_restador IS</text:p>
      <text:p text:style-name="P4"><text:tab/>COMPONENT SUMADOR_RESTADOR IS</text:p>
      <text:p text:style-name="P4"><text:tab/><text:tab/>GENERIC(c: INTEGER:=4);</text:p>
      <text:p text:style-name="P4"><text:tab/><text:tab/>PORT(X, Y: IN BIT_VECTOR(c-1 DOWNTO 0); SUMA_RESTA: IN BIT; R: OUT BIT_VECTOR(c-1 DOWNTO 0); AC, DES, SIG, CERO: OUT BIT);</text:p>
      <text:p text:style-name="P4"><text:tab/>END COMPONENT;</text:p>
      <text:p text:style-name="P4"/>
      <text:p text:style-name="P4"><text:tab/>FOR componente: sumador_restador USE ENTITY WORK.sumador_restador(estructural);</text:p>
      <text:p text:style-name="P4"><text:tab/></text:p>
      <text:p text:style-name="P4"><text:tab/>CONSTANT TAMANO_PALABRA: INTEGER := 4;</text:p>
      <text:p text:style-name="P4"><text:tab/>CONSTANT TAMANO_PALABRA_RCA: INTEGER := 2;</text:p>
      <text:p text:style-name="P4"><text:tab/></text:p>
      <text:p text:style-name="P4"><text:tab/>SIGNAL A, B, R: BIT_VECTOR(TAMANO_PALABRA-1 downto 0);</text:p>
      <text:p text:style-name="P4"><text:tab/>SIGNAL sum_sub, ac, des, sig, cero: BIT;</text:p>
      <text:p text:style-name="P4"><text:tab/></text:p>
      <text:p text:style-name="P4">BEGIN</text:p>
      <text:p text:style-name="P4"><text:tab/></text:p>
      <text:p text:style-name="P4"><text:tab/>componente: sumador_restador GENERIC MAP (TAMANO_PALABRA) PORT MAP (A, B, sum_sub, R, ac, des, sig, cero);</text:p>
      <text:p text:style-name="P4"><text:tab/></text:p>
      <text:p text:style-name="P4"><text:tab/>PROCESS</text:p>
      <text:p text:style-name="P4"><text:tab/>VARIABLE valor, limite, cuenta_carry, sol: INTEGER;</text:p>
      <text:p text:style-name="P4"><text:tab/>BEGIN</text:p>
      <text:p text:style-name="P4"><text:tab/><text:tab/></text:p>
      <text:p text:style-name="P4"><text:tab/><text:tab/>limite:= 2**TAMANO_PALABRA-1;</text:p>
      <text:p text:style-name="P4"><text:tab/><text:tab/></text:p>
      <text:p text:style-name="P4"><text:tab/><text:tab/>FOR i IN 0 TO limite LOOP</text:p>
      <text:p text:style-name="P4"><text:tab/><text:tab/><text:tab/>valor:=i;</text:p>
      <text:p text:style-name="P4"><text:tab/><text:tab/><text:tab/></text:p>
      <text:p text:style-name="P4"><text:tab/><text:tab/><text:tab/>FOR k IN B'REVERSE_RANGE LOOP</text:p>
      <text:p text:style-name="P4"><text:tab/><text:tab/><text:tab/><text:tab/>A(k)&lt;=BIT'VAL(valor REM 2);--cambiamos A</text:p>
      <text:p text:style-name="P4"><text:tab/><text:tab/><text:tab/><text:tab/>valor:=valor/2;</text:p>
      <text:p text:style-name="P4"><text:tab/><text:tab/><text:tab/>END LOOP;</text:p>
      <text:p text:style-name="P4"><text:tab/><text:tab/><text:tab/></text:p>
      <text:p text:style-name="P4"><text:tab/><text:tab/><text:tab/>FOR j IN 0 TO limite LOOP</text:p>
      <text:p text:style-name="P4"><text:tab/><text:tab/><text:tab/><text:tab/>valor:=j;</text:p>
      <text:p text:style-name="P4"><text:tab/><text:tab/><text:tab/><text:tab/></text:p>
      <text:p text:style-name="P4"><text:tab/><text:tab/><text:tab/><text:tab/>FOR k IN B'REVERSE_RANGE LOOP</text:p>
      <text:p text:style-name="P4"><text:tab/><text:tab/><text:tab/><text:tab/><text:tab/>B(k)&lt;=BIT'VAL(valor REM 2);--cambiamos B</text:p>
      <text:p text:style-name="P4"><text:tab/><text:tab/><text:tab/><text:tab/><text:tab/>valor:=valor/2;</text:p>
      <text:p text:style-name="P4"><text:soft-page-break/><text:tab/><text:tab/><text:tab/><text:tab/>END LOOP;</text:p>
      <text:p text:style-name="P4"><text:tab/><text:tab/><text:tab/><text:tab/>FOR carry IN 0 TO 1 LOOP</text:p>
      <text:p text:style-name="P4"><text:tab/><text:tab/><text:tab/><text:tab/><text:tab/>sum_sub&lt;=BIT'VAL(carry REM 2);</text:p>
      <text:p text:style-name="P4"><text:tab/><text:tab/><text:tab/><text:tab/><text:tab/>WAIT FOR 20 ns;</text:p>
      <text:p text:style-name="P4"><text:tab/><text:tab/><text:tab/><text:tab/>END LOOP;</text:p>
      <text:p text:style-name="P4"><text:tab/><text:tab/><text:tab/>END LOOP;</text:p>
      <text:p text:style-name="P4"><text:tab/><text:tab/>END LOOP;</text:p>
      <text:p text:style-name="P4"><text:tab/>WAIT;</text:p>
      <text:p text:style-name="P4"><text:tab/>END PROCESS;</text:p>
      <text:p text:style-name="P4">END estructural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1:23:31.248772001</meta:creation-date>
    <dc:date>2021-02-01T11:26:25.571438741</dc:date>
    <meta:editing-duration>PT2M57S</meta:editing-duration>
    <meta:editing-cycles>1</meta:editing-cycles>
    <meta:document-statistic meta:table-count="0" meta:image-count="0" meta:object-count="0" meta:page-count="3" meta:paragraph-count="105" meta:word-count="426" meta:character-count="3281" meta:non-whitespace-character-count="2779"/>
    <meta:generator>LibreOffice/6.4.6.2$Linux_X86_64 LibreOffice_project/40$Build-2</meta:generator>
  </office:meta>
</office:document-meta>
</file>